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f75a5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f75a5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حَآقَّة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5271_2024259619"/><text:span text:style-name="T5">۰</text:span><text:span text:style-name="T2">لْحَآقَّةُ مَا </text:span><text:span text:style-name="T5">۰</text:span><text:span text:style-name="T2">لْحَآقَّةُؐ </text:span><text:span text:style-name="T3">(1)</text:span><text:span text:style-name="T2"> وَمَآ أَدْرۭيٰــكَ مَا </text:span><text:span text:style-name="T5">۰</text:span><text:span text:style-name="T2">لْحَآقَّةُؐ </text:span><text:span text:style-name="T3">(2)</text:span><text:span text:style-name="T2"> كَذَّبَتْ ثَمُودُ وَعَادٛ بِالْقَارۣعَةِؐ </text:span><text:span text:style-name="T3">(3)</text:span><text:span text:style-name="T2"> فَأَمَّا ثَمُودُ فَٱُهْلِكُواْ بِالطَّاغِيَةِؐ </text:span><text:span text:style-name="T3">(4)</text:span><text:span text:style-name="T2"> وَأَمَّا عَادٌ فَٱُهْلِكُواْ بِـرۣيحٍ صَرْصَر۫ عَاتِيَةٍ </text:span><text:span text:style-name="T3">(5)</text:span><text:span text:style-name="T2"> سَخَّرَهَا عَلَيْهِمْ سَبْعَ لَيَالٍ وَثَمَـٰنِيَةَ أَيَّامٖ حُسُوماًؐ فَتَرَي </text:span><text:span text:style-name="T5">۰</text:span><text:span text:style-name="T2">لْقَوْمَ فِيهَا صَرْعۭيٰ كَأَنَّهُمُ; أَعْجَازُ نَخْلٖ خَاوۣيَةٍؐ </text:span><text:span text:style-name="T3">(6)</text:span><text:span text:style-name="T2"> فَهَلْ تَرۭيٰ لَهُم مِّنۢ بَاقِيَةٍؐ </text:span><text:span text:style-name="T3">(7)</text:span><text:span text:style-name="T2"> وَجَآءَ فِرْعَوْنُ وَمَــن قَبْلَهُ„ وَالْمُوتَفِكَـٰتُ بِالْخَاطِيؕةِ </text:span><text:span text:style-name="T3">(8)</text:span><text:span text:style-name="T2"> فَعَصَوْاْ رَسُولَ رَبِّهِمْ فَأَخَذَهُمُ; أَخْذَةً رَّابِيَةٗؐ </text:span><text:span text:style-name="T3">(9)</text:span><text:span text:style-name="T2"> اِنَّا لَمَّا طَغَا </text:span><text:span text:style-name="T5">۰</text:span><text:span text:style-name="T2">لْمَآءُ حَمَلْنَـٰكُمْ فِى </text:span><text:span text:style-name="T5">۱</text:span><text:span text:style-name="T2">لْجَارۣيَةِ </text:span><text:span text:style-name="T3">(10)</text:span><text:span text:style-name="T2"> ڤِنَجْعَلَهَا لَكُمْ تَذْكِرَةً وَتَعِيَهَآ ٱُذْنٌ وَ؛عِيَةٌؐ </text:span><text:span text:style-name="T3">(11)</text:span><text:span text:style-name="T2"> فَإِذَا نُفِخَ فِى </text:span><text:span text:style-name="T5">۱</text:span><text:span text:style-name="T2">لصُّورۣ نَفْخَةٌ وَ؛حِدَةٌ </text:span><text:span text:style-name="T3">(12)</text:span><text:span text:style-name="T2"> وَحُمِلَتِ </text:span><text:span text:style-name="T5">۱</text:span><text:span text:style-name="T2">لاَرْضُ وَالْجِبَالُ فَدُكَّتَا دَكَّةً وَ؛حِدَةً </text:span><text:span text:style-name="T3">(13)</text:span><text:span text:style-name="T2"> فَيَوْمَئِذٍ وَقَعَتِ </text:span><text:span text:style-name="T5">۱</text:span><text:span text:style-name="T2">لْوَاقِعَةُ </text:span><text:span text:style-name="T3">(14)</text:span><text:span text:style-name="T2"> وَانشَقَّتِ </text:span><text:span text:style-name="T5">۱</text:span><text:span text:style-name="T2">لسَّمَآءُ فَهِيَ يَوْمَئِذٍ وَاهِيَةٌ </text:span><text:span text:style-name="T3">(15)</text:span><text:span text:style-name="T2"> وَالْمَلَــكُ عَلَيٰٓ أَرْجَآئِهَاؐ وَيَحْمِلُ عَرْشَ رَبِّــكَ فَوْقَهُمْ يَوْمَئِذٍ ثَمَـٰنِيَةٌ </text:span><text:span text:style-name="T3">(16)</text:span><text:span text:style-name="T2"> يَوْمَئِذٍ تُعْرَضُونَ لاَ تَخْفۭيٰ مِنكُمْ خَافِيَةٌؐ </text:span><text:span text:style-name="T3">(17)</text:span><text:span text:style-name="T2"> ¥ فَأَمَّا مَنُ </text:span><text:span text:style-name="T5">۷</text:span><text:span text:style-name="T2">وتِيَ كِتَـٰبَهُ„ بِيَمِينِهِ” فَيَقُولُ هَآؤُمُ èقْرَءُواْ كِتَـٰبِيَهْؐ </text:span><text:span text:style-name="T3">(18)</text:span><text:span text:style-name="T2"> إِنِّى ظَنَنتُ أَنِّى مُچَقٖ حِسَابِيَهْؐ </text:span><text:span text:style-name="T3">(19)</text:span><text:span text:style-name="T2"> فَهُوَ فِى عِيشَةٍ رَّاضِيَةٍ </text:span><text:span text:style-name="T3">(20)</text:span><text:span text:style-name="T2"> فِى جَنَّةٖ عَالِيَةٍ </text:span><text:span text:style-name="T3">(21)</text:span><text:span text:style-name="T2"> قُطُوفُهَا دَانِيَةٌؐ </text:span><text:span text:style-name="T3">(22)</text:span><text:span text:style-name="T2"> كُلُواْ وَاشْرَبُواْؐ هَنِيٓـٔاَۢ بِمَآ أَسْلَفْتُمْ فِى </text:span><text:span text:style-name="T5">۱</text:span><text:span text:style-name="T2">لاَيَّامِ </text:span><text:span text:style-name="T5">۱</text:span><text:span text:style-name="T2">لْخَالِيَةِؐ </text:span><text:span text:style-name="T3">(23)</text:span><text:span text:style-name="T2"> وَأَمَّا مَنُ </text:span><text:span text:style-name="T5">۷</text:span><text:span text:style-name="T2">وتِيَ كِتَـٰبَهُ„ بِشِمَالِهِ” </text:span><text:span text:style-name="T3">(24)</text:span><text:span text:style-name="T2"> فَيَقُولُ يَـٰلَيْتَنِى لَمُ </text:span><text:span text:style-name="T5">۷</text:span><text:span text:style-name="T2">وتَ كِتَـٰبِيَهْؐ </text:span><text:span text:style-name="T3">(25)</text:span><text:span text:style-name="T2"> وَلَمَ اَدْرۣ مَا حِسَابِيَهْؐ </text:span><text:span text:style-name="T3">(26)</text:span><text:span text:style-name="T2"> يَـٰلَيْتَهَا كَانَتِ </text:span><text:span text:style-name="T5">۱</text:span><text:span text:style-name="T2">لْقَاضِيَةَ </text:span><text:span text:style-name="T3">(27)</text:span><text:span text:style-name="T2"> مَآ أَغْنۭيٰ عَنِّى مَالِيَهؐ </text:span><text:span text:style-name="T3">(28)</text:span><text:span text:style-name="T2"> هَّلَكَ عَنِّى </text:span><text:soft-page-break/><text:span text:style-name="T2">سُلْطَـٰنِيَهْؐ </text:span><text:span text:style-name="T3">(29)</text:span><text:span text:style-name="T2"> خُذُوهُ فَغُلُّوهُ </text:span><text:span text:style-name="T3">(30)</text:span><text:span text:style-name="T2"> ثُمَّ </text:span><text:span text:style-name="T5">۰</text:span><text:span text:style-name="T2">لْجَحِيمَ صَلُّوهُ </text:span><text:span text:style-name="T3">(31)</text:span><text:span text:style-name="T2"> ثُمَّ فِى سِلْسِلَةٍ ذَرْعُهَا سَبْعُونَ ذِرَاعاً فَاسْلُكُوهُؐ </text:span><text:span text:style-name="T3">(32)</text:span><text:span text:style-name="T2"> إِنَّهُ„ كَانَ لاَ يُومِنُ بِاللَّهِ </text:span><text:span text:style-name="T5">۱</text:span><text:span text:style-name="T2">لْعَظِيمِ </text:span><text:span text:style-name="T3">(33)</text:span><text:span text:style-name="T2"> وَلاَ يَحُــضُّ عَلَيٰ طَعَامِ </text:span><text:span text:style-name="T5">۱</text:span><text:span text:style-name="T2">لْمِسْكِينِؐ </text:span><text:span text:style-name="T3">(34)</text:span><text:span text:style-name="T2"> فَلَيْــسَ لَهُ </text:span><text:span text:style-name="T5">۴</text:span><text:span text:style-name="T2">لْيَوْمَ هَـٰهُنَا حَمِيمٌ </text:span><text:span text:style-name="T3">(35)</text:span><text:span text:style-name="T2"> وَلاَ طَعَام٘ اِلاَّ مِــنْ غِسْلِينٍ </text:span><text:span text:style-name="T3">(36)</text:span><text:span text:style-name="T2"> لاَّ يَاكُلُهُ; إِلاَّ </text:span><text:span text:style-name="T5">۰</text:span><text:span text:style-name="T2">لْخَـٰطِـُٔونَؐ </text:span><text:span text:style-name="T3">(37)</text:span><text:span text:style-name="T2"> فَلآَ ٱُقْسِمُ بِمَا تُبْصِرُونَ </text:span><text:span text:style-name="T3">(38)</text:span><text:span text:style-name="T2"> وَمَا لاَ تُبْصِرُونَ </text:span><text:span text:style-name="T3">(39)</text:span><text:span text:style-name="T2"> إِنَّهُ„ لَقَوْلُ رَسُولٍ كَرۣيمٍ </text:span><text:span text:style-name="T3">(40)</text:span><text:span text:style-name="T2"> وَمَا هُوَ بِقَوْلِ شَاعِرٍ قَلِيلًا مَّا تُومِنُونَ </text:span><text:span text:style-name="T3">(41)</text:span><text:span text:style-name="T2"> وَلاَ بِقَوْلِ كَاهِنٍؐ قَلِيلًا مَّا تَذَّكَّرُونَؐ </text:span><text:span text:style-name="T3">(42)</text:span><text:span text:style-name="T2"> تَنزۣيلٌ مِّن رَّبِّ </text:span><text:span text:style-name="T5">۱</text:span><text:span text:style-name="T2">لْعَـٰلَمِينَؐ </text:span><text:span text:style-name="T3">(43)</text:span><text:span text:style-name="T2"> وَلَوْ تَقَوَّلَ عَلَيْنَا بَعْــضَ </text:span><text:span text:style-name="T5">۰</text:span><text:span text:style-name="T2">لاَقَاوۣيــلۣ </text:span><text:span text:style-name="T3">(44)</text:span><text:span text:style-name="T2"> لَأَخَذْنَا مِنْهُ بِالْيَمِينِ </text:span><text:span text:style-name="T3">(45)</text:span><text:span text:style-name="T2"> ثُمَّ لَقَطَعْنَا مِنْهُ </text:span><text:span text:style-name="T5">۴</text:span><text:span text:style-name="T2">لْوَتِينَ </text:span><text:span text:style-name="T3">(46)</text:span><text:span text:style-name="T2"> فَمَا مِنكُم مِّــنَ اَحَدٖ عَنْهُ حَـٰجِزۣينَؐ </text:span><text:span text:style-name="T3">(47)</text:span><text:span text:style-name="T2"> وَإِنَّهُ„ لَتَذْكِرَةٌ لِّلْمُتَّقِينَؐ </text:span><text:span text:style-name="T3">(48)</text:span><text:span text:style-name="T2"> وَإِنَّا لَنَعْلَمُ أَنَّ مِنكُم مُّكَذِّبِينَؐ </text:span><text:span text:style-name="T3">(49)</text:span><text:span text:style-name="T2"> وَإِنَّهُ„ لَحَسْرَة٘ عَلَــي </text:span><text:span text:style-name="T5">۰</text:span><text:span text:style-name="T2">لْكۭـٰفِـرۣينَؐ </text:span><text:span text:style-name="T3">(50)</text:span><text:span text:style-name="T2"> وَإِنَّهُ„ لَحَــقُّ </text:span><text:span text:style-name="T5">۴</text:span><text:span text:style-name="T2">لْيَقِينِؐ </text:span><text:span text:style-name="T3">(51)</text:span><text:span text:style-name="T2"> فَسَبِّحْ بِاسْمِ رَبِّــكَ </text:span><text:span text:style-name="T5">۰</text:span><text:span text:style-name="T2">لْعَظِيمِ </text:span><text:span text:style-name="T3">(52)</text:span><text:bookmark-end text:name="__DdeLink__5271_20242596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5:51.565477035</meta:creation-date>
    <dc:date>2025-03-06T08:07:31.800511241</dc:date>
    <meta:editing-duration>PT3M32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2" meta:word-count="317" meta:character-count="1720" meta:non-whitespace-character-count="1405"/>
  </office:meta>
</office:document-meta>
</file>